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2">
      <style:paragraph-properties fo:margin-left="2.501cm" fo:margin-right="0cm" fo:text-indent="-0.635cm" style:auto-text-indent="false"/>
    </style:style>
    <style:style style:name="P7" style:family="paragraph" style:parent-style-name="Standard" style:list-style-name="L3">
      <style:paragraph-properties fo:margin-left="2.501cm" fo:margin-right="0cm" fo:text-indent="-0.635cm" style:auto-text-indent="false"/>
    </style:style>
    <style:style style:name="P8" style:family="paragraph" style:parent-style-name="Standard" style:list-style-name="L2">
      <style:paragraph-properties fo:margin-left="1.251cm" fo:margin-right="0cm" fo:text-indent="-0.635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akres prezentacji ZPI</text:p>
      <text:p text:style-name="Standard"/>
      <text:p text:style-name="P1">Architektura</text:p>
      <text:list xml:id="list1642743081" text:style-name="L1">
        <text:list-item>
          <text:p text:style-name="P3">sockety</text:p>
        </text:list-item>
        <text:list-item>
          <text:p text:style-name="P3">mysql</text:p>
        </text:list-item>
        <text:list-item>
          <text:p text:style-name="P3">php</text:p>
        </text:list-item>
        <text:list-item>
          <text:p text:style-name="P3">wielowątkowość</text:p>
        </text:list-item>
      </text:list>
      <text:p text:style-name="Standard"/>
      <text:p text:style-name="P1">Technologie</text:p>
      <text:list xml:id="list962867794" text:style-name="L2">
        <text:list-item>
          <text:p text:style-name="P4">integracja</text:p>
        </text:list-item>
        <text:list-item>
          <text:p text:style-name="P6">svn</text:p>
        </text:list-item>
        <text:list-item>
          <text:p text:style-name="P6">jenkins</text:p>
        </text:list-item>
        <text:list-item>
          <text:p text:style-name="P6">bugtracker???</text:p>
        </text:list-item>
        <text:list-item>
          <text:p text:style-name="P4">Java</text:p>
        </text:list-item>
        <text:list-item>
          <text:p text:style-name="P6">guice</text:p>
        </text:list-item>
        <text:list-item>
          <text:p text:style-name="P6">junit</text:p>
        </text:list-item>
        <text:list-item>
          <text:p text:style-name="P6">mockito</text:p>
        </text:list-item>
        <text:list-item>
          <text:p text:style-name="P6">applet</text:p>
        </text:list-item>
        <text:list-item>
          <text:p text:style-name="P4">C++</text:p>
        </text:list-item>
        <text:list-item>
          <text:p text:style-name="P6">boost</text:p>
        </text:list-item>
      </text:list>
      <text:p text:style-name="P2"/>
      <text:list xml:id="list720980501" text:continue-numbering="true" text:style-name="L2">
        <text:list-item>
          <text:p text:style-name="P4">PHP</text:p>
        </text:list-item>
        <text:list-item>
          <text:p text:style-name="P6">phpUnit</text:p>
        </text:list-item>
        <text:list-item>
          <text:p text:style-name="P6">smarty</text:p>
        </text:list-item>
        <text:list-item>
          <text:p text:style-name="P8">JavaScript</text:p>
        </text:list-item>
        <text:list-item>
          <text:p text:style-name="P6">jQuery</text:p>
        </text:list-item>
        <text:list-item>
          <text:p text:style-name="P6">qUnit</text:p>
        </text:list-item>
      </text:list>
      <text:p text:style-name="Standard"/>
      <text:p text:style-name="P1">Algorytmy</text:p>
      <text:list xml:id="list841291422" text:style-name="L3">
        <text:list-item>
          <text:p text:style-name="P5">wzorce projektowe</text:p>
        </text:list-item>
        <text:list-item>
          <text:p text:style-name="P7">dependency injection</text:p>
        </text:list-item>
        <text:list-item>
          <text:p text:style-name="P7">MVC</text:p>
        </text:list-item>
        <text:list-item>
          <text:p text:style-name="P7">obserwator</text:p>
        </text:list-item>
        <text:list-item>
          <text:p text:style-name="P7">template method</text:p>
        </text:list-item>
        <text:list-item>
          <text:p text:style-name="P7">fasada</text:p>
        </text:list-item>
        <text:list-item>
          <text:p text:style-name="P7">adapter</text:p>
        </text:list-item>
        <text:list-item>
          <text:p text:style-name="P7">strategia</text:p>
        </text:list-item>
        <text:list-item>
          <text:p text:style-name="P5">algorytmy przetwarzania odcisków</text:p>
        </text:list-item>
        <text:list-item>
          <text:p text:style-name="P7">Sectorized Cepstrum Complex Plane (Sektoryzowana płaszczyzna zespolona widm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2-04-21T12:14:51</meta:creation-date>
    <dc:date>2012-04-28T08:31:14</dc:date>
    <dc:creator>Andrzej </dc:creator>
    <meta:editing-duration>PT1H15M29S</meta:editing-duration>
    <meta:editing-cycles>10</meta:editing-cycles>
    <meta:generator>LibreOffice/3.4$Unix LibreOffice_project/340m1$Build-502</meta:generator>
    <meta:document-statistic meta:table-count="0" meta:image-count="0" meta:object-count="0" meta:page-count="1" meta:paragraph-count="35" meta:word-count="80" meta:character-count="415" meta:non-whitespace-character-count="401"/>
  </office:meta>
</office:document-meta>
</file>